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ش‌گفتار</text:p>
      <text:p text:style-name="P3"><text:tab/>نویسنده</text:p>
      <text:p text:style-name="P3"><text:tab/>لاگ</text:p>
      <text:p text:style-name="P3"><text:tab/>کرج‌لاگ</text:p>
      <text:p text:style-name="P3"><text:tab/>تاریخچه‌ی مختصری از نرم‌افزار آزاد</text:p>
      <text:p text:style-name="P3"><text:tab/>دلیل انتخاب دبیان</text:p>
      <text:p text:style-name="P3">سپاسگزاری</text:p>
      <text:p text:style-name="P3"/>
      <text:p text:style-name="P4">بخش اول: آشنایی با سیستم‌عامل دبیان گنو/لینوکس</text:p>
      <text:p text:style-name="P1">۱- مقدمه</text:p>
      <text:p text:style-name="P5">مفاهیم نرم‌افزار آزاد</text:p>
      <text:p text:style-name="P5">انگیزه‌ها</text:p>
      <text:p text:style-name="P1"><text:tab/><text:span text:style-name="T2">سیستم‌عامل </text:span>گنو/لینوکس و توزیع‌های آن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مراحل نصب دبیان گنو/لینوکس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گنوم</text:p>
      <text:p text:style-name="P1"><text:tab/>ورود به سیستم و خروج از آن</text:p>
      <text:p text:style-name="P1"><text:tab/>ساختار میزکار گنوم و عناصر آن</text:p>
      <text:p text:style-name="P1"><text:tab/><text:tab/>دسکتاپ (محیط اصلی میزکار گنوم)</text:p>
      <text:p text:style-name="P1"><text:tab/><text:tab/>پنل بالا</text:p>
      <text:p text:style-name="P1"><text:tab/><text:tab/><text:tab/>۱- منوها اصلی</text:p>
      <text:p text:style-name="P1"><text:tab/><text:tab/><text:tab/>۲- اجراکننده‌ها (آیکون‌های میانبر نرم‌افزارها)</text:p>
      <text:p text:style-name="P1"><text:tab/><text:tab/><text:tab/>۳- اپلت‌ها</text:p>
      <text:p text:style-name="P1"><text:tab/><text:tab/>پنل پایین</text:p>
      <text:p text:style-name="P1"><text:tab/><text:tab/><text:tab/>۴- <text:s/><text:span text:style-name="T1">نمایش دسکتاپ</text:span></text:p>
      <text:p text:style-name="P1"><text:tab/><text:tab/><text:tab/>۵- نوار برنامه‌ها</text:p>
      <text:p text:style-name="P1"><text:tab/><text:tab/><text:tab/>۶- فضا‌های کاری</text:p>
      <text:p text:style-name="P1"><text:tab/>مدیر فایل ناتیلوس</text:p>
      <text:p text:style-name="P1"><text:tab/>سفارشی کردن میزکار گنوم</text:p>
      <text:p text:style-name="P1">۴- آشنایی با نرم‌افزارهای کاربردی</text:p>
      <text:p text:style-name="P1"><text:tab/>نرم‌افزارهای جانبی</text:p>
      <text:p text:style-name="P1"><text:tab/>بازی‌ها</text:p>
      <text:p text:style-name="P1"><text:soft-page-break/><text:tab/>نرم‌افزارهای گرافیک</text:p>
      <text:p text:style-name="P1"><text:tab/>نرم‌افزارهای دسته‌ی اینترنت</text:p>
      <text:p text:style-name="P1"><text:tab/>نرم‌افزارهای اداری</text:p>
      <text:p text:style-name="P1"><text:tab/>نرم‌افزارهای صدا و تصویر</text:p>
      <text:p text:style-name="P1"><text:tab/>ابزارهای سیستمی</text:p>
      <text:p text:style-name="P1"/>
      <text:p text:style-name="P2">بخش دوم: مفاهیم و تنظیمات</text:p>
      <text:p text:style-name="P1">۵- مفاهیم و دستورهای اولیه</text:p>
      <text:p text:style-name="P1"><text:tab/>کاربرها، گروه‌ها و مدیریت آنها</text:p>
      <text:p text:style-name="P1"><text:tab/>فایل‌سیستم و FHS</text:p>
      <text:p text:style-name="P1"><text:tab/>پردازش‌ها</text:p>
      <text:p text:style-name="P1"><text:tab/>دستورهای مهم</text:p>
      <text:p text:style-name="P1"><text:tab/>پوسته</text:p>
      <text:p text:style-name="P1">۶- تنظیمات اولیه</text:p>
      <text:p text:style-name="P1"><text:tab/>روند بوت شدن سیستم و GRUB</text:p>
      <text:p text:style-name="P1"><text:tab/>Daemons &amp; Runlevels (سرویس‌ها)</text:p>
      <text:p text:style-name="P1"><text:tab/>دسترسی به پارتیشن‌ها و دستگاه‌ها</text:p>
      <text:p text:style-name="P1"><text:tab/>نصب درایورها و تنظیمات دستگاه‌ه</text:p>
      <text:p text:style-name="P1"><text:tab/><text:tab/>کارت گرافیک</text:p>
      <text:p text:style-name="P1"><text:tab/><text:tab/><text:tab/>ATi</text:p>
      <text:p text:style-name="P1"><text:tab/><text:tab/><text:tab/>Nvidia</text:p>
      <text:p text:style-name="P1"><text:tab/><text:tab/>پرینتر</text:p>
      <text:p text:style-name="P1"><text:tab/><text:tab/>اسکنر</text:p>
      <text:p text:style-name="P1"><text:tab/>تنظیمات شبکه</text:p>
      <text:p text:style-name="P1"><text:tab/>ساختار X-Window</text:p>
      <text:p text:style-name="P1">۷- نصب و مدیریت بسته‌های نرم‌افزاری</text:p>
      <text:p text:style-name="P1">۸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5T21:53:23</dc:date>
    <dc:creator>Mostafa Moradian</dc:creator>
    <meta:editing-duration>PT14H6M30S</meta:editing-duration>
    <meta:editing-cycles>186</meta:editing-cycles>
    <meta:generator>LibreOffice/3.3$Linux LibreOffice_project/330m19$Build-202</meta:generator>
    <meta:document-statistic meta:table-count="0" meta:image-count="0" meta:object-count="0" meta:page-count="2" meta:paragraph-count="65" meta:word-count="252" meta:character-count="1348"/>
  </office:meta>
</office:document-meta>
</file>